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7.497cm"/>
    </style:style>
    <style:style style:name="Tabla1.C" style:family="table-column">
      <style:table-column-properties style:column-width="8.798cm"/>
    </style:style>
    <style:style style:name="Tabla1.D" style:family="table-column">
      <style:table-column-properties style:column-width="3.946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14ce5" officeooo:paragraph-rsid="00114ce5"/>
    </style:style>
    <style:style style:name="P2" style:family="paragraph" style:parent-style-name="Table_20_Contents">
      <style:text-properties officeooo:rsid="00114ce5" officeooo:paragraph-rsid="00114ce5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125a57" officeooo:paragraph-rsid="00125a57" style:font-size-asian="11pt" style:font-size-complex="11pt"/>
    </style:style>
    <style:style style:name="P5" style:family="paragraph" style:parent-style-name="Table_20_Contents">
      <style:text-properties fo:font-size="11pt" officeooo:rsid="00125a57" officeooo:paragraph-rsid="0013e170" style:font-size-asian="11pt" style:font-size-complex="11pt"/>
    </style:style>
    <style:style style:name="P6" style:family="paragraph" style:parent-style-name="Table_20_Contents">
      <style:text-properties fo:font-size="11pt" officeooo:rsid="00125a57" officeooo:paragraph-rsid="001832eb" style:font-size-asian="11pt" style:font-size-complex="11pt"/>
    </style:style>
    <style:style style:name="P7" style:family="paragraph" style:parent-style-name="Table_20_Contents">
      <style:text-properties fo:font-size="11pt" officeooo:rsid="00114ce5" officeooo:paragraph-rsid="00114ce5" style:font-size-asian="11pt" style:font-size-complex="11pt"/>
    </style:style>
    <style:style style:name="P8" style:family="paragraph" style:parent-style-name="Table_20_Contents">
      <style:text-properties fo:font-size="11pt" officeooo:rsid="00153c4a" officeooo:paragraph-rsid="00153c4a" style:font-size-asian="11pt" style:font-size-complex="11pt"/>
    </style:style>
    <style:style style:name="P9" style:family="paragraph" style:parent-style-name="Table_20_Contents">
      <style:text-properties fo:font-size="11pt" officeooo:paragraph-rsid="00165075" style:font-size-asian="11pt" style:font-size-complex="11pt"/>
    </style:style>
    <style:style style:name="P10" style:family="paragraph" style:parent-style-name="Table_20_Contents">
      <style:text-properties fo:font-size="11pt" officeooo:paragraph-rsid="001832eb" style:font-size-asian="11pt" style:font-size-complex="11pt"/>
    </style:style>
    <style:style style:name="P11" style:family="paragraph" style:parent-style-name="Table_20_Contents">
      <style:text-properties fo:font-size="11pt" officeooo:rsid="001832eb" officeooo:paragraph-rsid="001832eb" style:font-size-asian="11pt" style:font-size-complex="11pt"/>
    </style:style>
    <style:style style:name="P12" style:family="paragraph" style:parent-style-name="Table_20_Contents">
      <style:text-properties fo:font-size="11pt" officeooo:rsid="001b50c0" officeooo:paragraph-rsid="001b50c0" style:font-size-asian="11pt" style:font-size-complex="11pt"/>
    </style:style>
    <style:style style:name="P13" style:family="paragraph" style:parent-style-name="Table_20_Contents">
      <style:text-properties fo:font-size="11pt" officeooo:rsid="0020b999" officeooo:paragraph-rsid="0020b999" style:font-size-asian="11pt" style:font-size-complex="11pt"/>
    </style:style>
    <style:style style:name="P14" style:family="paragraph" style:parent-style-name="Table_20_Contents">
      <style:text-properties fo:font-size="11pt" officeooo:paragraph-rsid="00211afc" style:font-size-asian="11pt" style:font-size-complex="11pt"/>
    </style:style>
    <style:style style:name="P15" style:family="paragraph" style:parent-style-name="Table_20_Contents">
      <style:text-properties fo:font-size="11pt" officeooo:rsid="00211afc" officeooo:paragraph-rsid="00211afc" style:font-size-asian="11pt" style:font-size-complex="11pt"/>
    </style:style>
    <style:style style:name="P16" style:family="paragraph" style:parent-style-name="Table_20_Contents">
      <style:text-properties fo:font-size="11pt" officeooo:rsid="0021c820" officeooo:paragraph-rsid="0021c820" style:font-size-asian="11pt" style:font-size-complex="11pt"/>
    </style:style>
    <style:style style:name="P17" style:family="paragraph" style:parent-style-name="Table_20_Contents">
      <style:text-properties fo:font-size="11pt" officeooo:paragraph-rsid="0020b999" fo:background-color="transparent" style:font-size-asian="11pt" style:font-size-complex="11pt"/>
    </style:style>
    <style:style style:name="P18" style:family="paragraph" style:parent-style-name="Table_20_Contents">
      <style:text-properties fo:font-size="11pt" officeooo:rsid="00211afc" officeooo:paragraph-rsid="00211afc" fo:background-color="transparent" style:font-size-asian="11pt" style:font-size-complex="11pt"/>
    </style:style>
    <style:style style:name="P19" style:family="paragraph" style:parent-style-name="Table_20_Contents">
      <style:text-properties fo:font-size="11pt" officeooo:rsid="0021c820" officeooo:paragraph-rsid="0021c820" fo:background-color="transparent" style:font-size-asian="11pt" style:font-size-complex="11pt"/>
    </style:style>
    <style:style style:name="T1" style:family="text">
      <style:text-properties officeooo:rsid="0013e170"/>
    </style:style>
    <style:style style:name="T2" style:family="text">
      <style:text-properties officeooo:rsid="00153c4a"/>
    </style:style>
    <style:style style:name="T3" style:family="text">
      <style:text-properties officeooo:rsid="00165075"/>
    </style:style>
    <style:style style:name="T4" style:family="text">
      <style:text-properties officeooo:rsid="0018ae0c"/>
    </style:style>
    <style:style style:name="T5" style:family="text">
      <style:text-properties officeooo:rsid="0019e8d8"/>
    </style:style>
    <style:style style:name="T6" style:family="text">
      <style:text-properties officeooo:rsid="001dcc76"/>
    </style:style>
    <style:style style:name="T7" style:family="text">
      <style:text-properties officeooo:rsid="001f4da0"/>
    </style:style>
    <style:style style:name="T8" style:family="text">
      <style:text-properties style:text-underline-style="none" officeooo:rsid="002281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Categoría</text:p>
          </table:table-cell>
          <table:table-cell table:style-name="Tabla1.A1" office:value-type="string">
            <text:p text:style-name="P2">Subcategoría</text:p>
          </table:table-cell>
          <table:table-cell table:style-name="Tabla1.A1" office:value-type="string">
            <text:p text:style-name="P2">Definición</text:p>
          </table:table-cell>
          <table:table-cell table:style-name="Tabla1.A1" office:value-type="string">
            <text:p text:style-name="P2">Conceptos</text:p>
          </table:table-cell>
        </table:table-row>
        <table:table-row>
          <table:table-cell table:style-name="Tabla1.A1" table:number-rows-spanned="3" office:value-type="string">
            <text:p text:style-name="P7">Aspectos de conservación</text:p>
          </table:table-cell>
          <table:table-cell table:style-name="Tabla1.A1" office:value-type="string">
            <text:p text:style-name="P7">Aspectos de conservación del agua</text:p>
          </table:table-cell>
          <table:table-cell table:style-name="Tabla1.A1" office:value-type="string">
            <text:p text:style-name="P4">Conceptos relacionados principalmente con el proceso de conservación del agua de forma positiva o negativa</text:p>
          </table:table-cell>
          <table:table-cell table:style-name="Tabla1.A1" office:value-type="string">
            <text:p text:style-name="P9">infiltración</text:p>
            <text:p text:style-name="P9">agua<text:span text:style-name="T8">g</text:span></text:p>
            <text:p text:style-name="P3">lluvia</text:p>
            <text:p text:style-name="P3">clima</text:p>
            <text:p text:style-name="P3">cambio climático</text:p>
            <text:p text:style-name="P3">sequía</text:p>
            <text:p text:style-name="P3">tormenta</text:p>
            <text:p text:style-name="P3">huracanes</text:p>
            <text:p text:style-name="P3">uso excesivo de agua</text:p>
            <text:p text:style-name="P3">limpieza del agua</text:p>
            <text:p text:style-name="P15">contaminación</text:p>
            <text:p text:style-name="P16">inundaciones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7">Aspectos de conservación del suelo</text:p>
          </table:table-cell>
          <table:table-cell table:style-name="Tabla1.A1" office:value-type="string">
            <text:p text:style-name="P5">Conceptos relacionados principalmente con el proceso de conservación del suelo de forma positiva o negativa</text:p>
          </table:table-cell>
          <table:table-cell table:style-name="Tabla1.A1" office:value-type="string">
            <text:p text:style-name="P3">fertilidad del suelo</text:p>
            <text:p text:style-name="P3">erosión</text:p>
            <text:p text:style-name="P3">infiltración</text:p>
            <text:p text:style-name="P3">conservación del suelo</text:p>
            <text:p text:style-name="P3">suelo desmontado</text:p>
            <text:p text:style-name="P3">composta</text:p>
            <text:p text:style-name="P3">compactación</text:p>
            <text:p text:style-name="P3">humedad del suelo</text:p>
            <text:p text:style-name="P3">evaporación</text:p>
            <text:p text:style-name="P15">contaminación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7">Aspectos de conservación de la biodiversidad</text:p>
          </table:table-cell>
          <table:table-cell table:style-name="Tabla1.A1" office:value-type="string">
            <text:p text:style-name="P5">Conceptos relacionados principalmente con el proceso de conservación de la biodiversidad de forma positiva o negativa</text:p>
          </table:table-cell>
          <table:table-cell table:style-name="Tabla1.A1" office:value-type="string">
            <text:p text:style-name="P3">pesca en ríos</text:p>
            <text:p text:style-name="P3">árboles</text:p>
            <text:p text:style-name="P3">arbustos y malezas</text:p>
            <text:p text:style-name="P3">belleza del paisaje</text:p>
            <text:p text:style-name="P3">diversidad de plantas</text:p>
            <text:p text:style-name="P3">conservación de la biodiversidad</text:p>
            <text:p text:style-name="P3">polinizadores</text:p>
            <text:p text:style-name="P3">selva</text:p>
            <text:p text:style-name="P3">venaderos</text:p>
            <text:p text:style-name="P3">tala</text:p>
            <text:p text:style-name="P3">incendios</text:p>
            <text:p text:style-name="P3">animales dañinos</text:p>
            <text:p text:style-name="P3">sanciones</text:p>
            <text:p text:style-name="P3">plantas comestibles</text:p>
            <text:p text:style-name="P3">reserva</text:p>
            <text:p text:style-name="P3"><text:soft-page-break/>gases de efecto invernadero</text:p>
            <text:p text:style-name="P15">contaminación</text:p>
          </table:table-cell>
        </table:table-row>
        <table:table-row>
          <table:table-cell table:style-name="Tabla1.A1" table:number-rows-spanned="3" office:value-type="string">
            <text:p text:style-name="P7">Condiciones biofísicas</text:p>
          </table:table-cell>
          <table:table-cell table:style-name="Tabla1.A1" office:value-type="string">
            <text:p text:style-name="P7">Condiciones ambientales</text:p>
          </table:table-cell>
          <table:table-cell table:style-name="Tabla1.A1" office:value-type="string">
            <text:p text:style-name="P4">Condiciones ambientales <text:span text:style-name="T1">dentro o fuera de la parcela </text:span>que tengan <text:span text:style-name="T1">un</text:span> efecto directo o indirecto con <text:span text:style-name="T1">la práctica ganadera</text:span></text:p>
          </table:table-cell>
          <table:table-cell table:style-name="Tabla1.A1" office:value-type="string">
            <text:p text:style-name="P3">agua</text:p>
            <text:p text:style-name="P3">lluvia</text:p>
            <text:p text:style-name="P3">clima</text:p>
            <text:p text:style-name="P3">cambio climático</text:p>
            <text:p text:style-name="P3">sequía</text:p>
            <text:p text:style-name="P3">tormenta</text:p>
            <text:p text:style-name="P3">huracanes</text:p>
            <text:p text:style-name="P3">mar</text:p>
            <text:p text:style-name="P3">frio</text:p>
            <text:p text:style-name="P3">sereno</text:p>
            <text:p text:style-name="P3">calor</text:p>
            <text:p text:style-name="P3">vientos</text:p>
            <text:p text:style-name="P15">cauce de ríos</text:p>
            <text:p text:style-name="P16">inundaciones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7">Recursos naturales</text:p>
          </table:table-cell>
          <table:table-cell table:style-name="Tabla1.A1" office:value-type="string">
            <text:p text:style-name="P4">Recursos naturales disponibles <text:span text:style-name="T4">dentro o fuera de la parcela</text:span> para su aprovechamiento en <text:span text:style-name="T4">la práctica ganadera</text:span></text:p>
          </table:table-cell>
          <table:table-cell table:style-name="Tabla1.A1" office:value-type="string">
            <text:p text:style-name="P3">pastos</text:p>
            <text:p text:style-name="P3">madera y postes</text:p>
            <text:p text:style-name="P3">plantas medicinales</text:p>
            <text:p text:style-name="P3">fauna</text:p>
            <text:p text:style-name="P3">árboles</text:p>
            <text:p text:style-name="P3">agua</text:p>
            <text:p text:style-name="P3">polinizadores</text:p>
            <text:p text:style-name="P3">espacio para pastar</text:p>
            <text:p text:style-name="P3">minerales</text:p>
            <text:p text:style-name="P3">composta</text:p>
            <text:p text:style-name="P3">plantas comestibles</text:p>
            <text:p text:style-name="P3">cercos vivos</text:p>
            <text:p text:style-name="P11">belleza del paisaje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4">Recursos no naturales</text:p>
            <text:p text:style-name="P6"/>
          </table:table-cell>
          <table:table-cell table:style-name="Tabla1.A1" office:value-type="string">
            <text:p text:style-name="P6">Infraestructura, materiales y herramientas para <text:span text:style-name="T3">su aprovechamiento en </text:span>el manejo de la parcela</text:p>
          </table:table-cell>
          <table:table-cell table:style-name="Tabla1.A1" office:value-type="string">
            <text:p text:style-name="P10">alimentos suplementarios<text:line-break/>fertilizantes químicos</text:p>
            <text:p text:style-name="P10">mantenimiento del lienzo</text:p>
            <text:p text:style-name="P10">bebederos y represas</text:p>
            <text:p text:style-name="P10">mayor terreno</text:p>
            <text:p text:style-name="P10">herramienta de trabajo</text:p>
            <text:p text:style-name="P10">dinero y sustento familiar</text:p>
            <text:p text:style-name="P10"><text:soft-page-break/>guardarrayas</text:p>
            <text:p text:style-name="P10">brechas y caminos</text:p>
            <text:p text:style-name="P10">etiquetado</text:p>
            <text:p text:style-name="P10">cercos vivos</text:p>
            <text:p text:style-name="P10">fertilizantes químicos</text:p>
          </table:table-cell>
        </table:table-row>
        <table:table-row>
          <table:table-cell table:style-name="Tabla1.A1" table:number-rows-spanned="2" office:value-type="string">
            <text:p text:style-name="P4">Ganadería</text:p>
          </table:table-cell>
          <table:table-cell table:style-name="Tabla1.A1" office:value-type="string">
            <text:p text:style-name="P4"><text:span text:style-name="T2">Aspectos</text:span> de manejo de la parcela</text:p>
          </table:table-cell>
          <table:table-cell table:style-name="Tabla1.A1" office:value-type="string">
            <text:p text:style-name="P4">Prácticas <text:span text:style-name="T5">y conceptos </text:span>de<text:span text:style-name="T5">l</text:span> manejo <text:span text:style-name="T5">ganadero </text:span>principalmente enfocadas al manejo del espacio y los recursos de la parcela</text:p>
          </table:table-cell>
          <table:table-cell table:style-name="Tabla1.A1" office:value-type="string">
            <text:p text:style-name="P12">desmonte</text:p>
            <text:p text:style-name="P12">rociar</text:p>
            <text:p text:style-name="P12">pastos</text:p>
            <text:p text:style-name="P12">cultivos</text:p>
            <text:p text:style-name="P12">mantenimiento del lienzo</text:p>
            <text:p text:style-name="P12">quemas</text:p>
            <text:p text:style-name="P12">incendios</text:p>
            <text:p text:style-name="P12">rotación de potreros</text:p>
            <text:p text:style-name="P12">acarrear agua</text:p>
            <text:p text:style-name="P12">machetear</text:p>
            <text:p text:style-name="P12">tala</text:p>
            <text:p text:style-name="P12">etiquetado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4"><text:span text:style-name="T2">Aspectos</text:span> de manejo del ganado</text:p>
          </table:table-cell>
          <table:table-cell table:style-name="Tabla1.A1" office:value-type="string">
            <text:p text:style-name="P4">Prácticas <text:span text:style-name="T6">y conceptos </text:span>de<text:span text:style-name="T6">l</text:span> manejo <text:span text:style-name="T6">ganadero </text:span>principalmente enfocadas al manejo y cuidado del ganado</text:p>
          </table:table-cell>
          <table:table-cell table:style-name="Tabla1.A1" office:value-type="string">
            <text:p text:style-name="P3">quemas</text:p>
            <text:p text:style-name="P3">cuidado veterinario</text:p>
            <text:p text:style-name="P3">bebederos y represas</text:p>
            <text:p text:style-name="P3">ganado</text:p>
            <text:p text:style-name="P3">alimento para ganado</text:p>
            <text:p text:style-name="P3">enfermedades del ganado</text:p>
            <text:p text:style-name="P3">espacio para pastar</text:p>
            <text:p text:style-name="P3">plagas del ganado</text:p>
            <text:p text:style-name="P3">animales dañinos</text:p>
            <text:p text:style-name="P3">matar animales dañ<text:span text:style-name="T6">i</text:span>nos</text:p>
            <text:p text:style-name="P3">alimentos suplementarios</text:p>
            <text:p text:style-name="P3">descanso del ganado</text:p>
          </table:table-cell>
        </table:table-row>
        <table:table-row>
          <table:table-cell table:style-name="Tabla1.A1" table:number-rows-spanned="4" office:value-type="string">
            <text:p text:style-name="P4">Aspectos sociales</text:p>
          </table:table-cell>
          <table:table-cell table:style-name="Tabla1.A1" office:value-type="string">
            <text:p text:style-name="P4"><text:span text:style-name="T2">Condiciones</text:span> socioeconómic<text:span text:style-name="T2">a</text:span>s</text:p>
          </table:table-cell>
          <table:table-cell table:style-name="Tabla1.A1" office:value-type="string">
            <text:p text:style-name="P8">Conceptos <text:span text:style-name="T7">relacionados con la caracterización de</text:span><text:span text:style-name="T6"> </text:span>las condiciones socio<text:span text:style-name="T6">económicas familiares y personales</text:span></text:p>
          </table:table-cell>
          <table:table-cell table:style-name="Tabla1.A1" office:value-type="string">
            <text:p text:style-name="P3">mayor terreno</text:p>
            <text:p text:style-name="P3">remesas</text:p>
            <text:p text:style-name="P3">apoyos del gobierno</text:p>
            <text:p text:style-name="P3">migración</text:p>
            <text:p text:style-name="P3">negocios</text:p>
            <text:p text:style-name="P3">dinero y sustento familiar</text:p>
            <text:p text:style-name="P3">educación</text:p>
            <text:p text:style-name="P3">programas de apoyo</text:p>
            <text:p text:style-name="P15"><text:soft-page-break/>vivienda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3">Aspectos sociales, personales y subjetivos</text:p>
          </table:table-cell>
          <table:table-cell table:style-name="Tabla1.A1" office:value-type="string">
            <text:p text:style-name="P13">Conceptos relacionados con la procesos sociales y personales tanto objetivamente como subjetivamente</text:p>
          </table:table-cell>
          <table:table-cell table:style-name="Tabla1.A1" office:value-type="string">
            <text:p text:style-name="P17">gusto por la ganadería</text:p>
            <text:p text:style-name="P17">bienestar</text:p>
            <text:p text:style-name="P17">tradición ganadera</text:p>
            <text:p text:style-name="P17">salud de las personas</text:p>
            <text:p text:style-name="P18">organización</text:p>
            <text:p text:style-name="P18">tiempo</text:p>
            <text:p text:style-name="P18">sobrepoblación</text:p>
            <text:p text:style-name="P19">desarrollo</text:p>
            <text:p text:style-name="P19">abandono de la ganadería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3">Actores </text:p>
          </table:table-cell>
          <table:table-cell table:style-name="Tabla1.A1" office:value-type="string">
            <text:p text:style-name="P16">Actores independientes de los ejidos y otras formas de organización autónomas de las personas ganaderas</text:p>
          </table:table-cell>
          <table:table-cell table:style-name="Tabla1.A1" office:value-type="string">
            <text:p text:style-name="P3">biólgos</text:p>
            <text:p text:style-name="P3">estación de biología de chamela</text:p>
            <text:p text:style-name="P3">turismo</text:p>
            <text:p text:style-name="P3">industrias</text:p>
            <text:p text:style-name="P3">gobierno federal</text:p>
            <text:p text:style-name="P3">inversionistas</text:p>
            <text:p text:style-name="P3">cuixmala</text:p>
            <text:p text:style-name="P3">reserva</text:p>
            <text:p text:style-name="P16">jicosur</text:p>
            <text:p text:style-name="P16">careyes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Procesos externos</text:p>
          </table:table-cell>
          <table:table-cell table:style-name="Tabla1.A1" office:value-type="string">
            <text:p text:style-name="P16">Procesos indirectamente relacionados con la práctica ganadera llevados a cabo por actores externos</text:p>
          </table:table-cell>
          <table:table-cell table:style-name="Tabla1.A1" office:value-type="string">
            <text:p text:style-name="P14">estudios e investigación</text:p>
            <text:p text:style-name="P14">plan de ordenamiento territorial</text:p>
            <text:p text:style-name="P14">extracción de información</text:p>
            <text:p text:style-name="P14">sanciones</text:p>
            <text:p text:style-name="P14">programas de apoyo</text:p>
            <text:p text:style-name="P14">turismo pequeño</text:p>
            <text:p text:style-name="P14">problemas con vecinos</text:p>
            <text:p text:style-name="P15">acceso a playas</text:p>
            <text:p text:style-name="P15">incendi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06:37:36.070656647</meta:creation-date>
    <dc:date>2023-06-30T11:09:10.027731040</dc:date>
    <meta:editing-duration>PT54M37S</meta:editing-duration>
    <meta:editing-cycles>3</meta:editing-cycles>
    <meta:generator>LibreOffice/7.3.7.2$Linux_X86_64 LibreOffice_project/30$Build-2</meta:generator>
    <dc:creator>Gerardo Dávila</dc:creator>
    <meta:document-statistic meta:table-count="1" meta:image-count="0" meta:object-count="0" meta:page-count="4" meta:paragraph-count="170" meta:word-count="489" meta:character-count="3568" meta:non-whitespace-character-count="3248"/>
  </office:meta>
</office:document-meta>
</file>